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FileOpenDialog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FileOpenDialog</text:h>
                    <text:list>
                        <text:list-item>
                            <text:h text:style-name="Heading_20_2" text:outline-level="2">Description</text:h>
                        </text:list-item>
                    </text:list>
                </text:list-item>
            </text:list>

            <text:p text:style-name="Standard"><text:span>Displays the system file open dialog and sends the set file path to the </text:span><text:span text:style-name="backtick">file_path</text:span><text:span> output.</text:span></text:p>

            
                <text:list xml:id="list_FileOpenDialog2" text:continue-numbering="true" text:continue-list="list_FileOpenDialog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FileOpenDialog5"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FileOpenDialog6" text:continue-numbering="true" text:continue-list="list_FileOpenDialog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FileOpenDialog7" text:continue-numbering="true" text:continue-list="list_FileOpenDialog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FileOpenDialog8" text:continue-numbering="true" text:continue-list="list_FileOpenDialog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FileOpenDialog9" text:continue-numbering="true" text:continue-list="list_FileOpenDialog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FileOpenDialog3" text:continue-numbering="true" text:continue-list="list_FileOpenDialog2" text:style-name="Outline">
                    <text:list-item>
                        <text:list>
                            <text:list-item>
                                <text:h text:style-name="Heading_20_2" text:outline-level="2">Inputs</text:h>
                            </text:list-item>
                        </text:list>
                    </text:list-item>
                </text:list>

                
                            <text:list xml:id="list_FileOpenDialog10"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FileOpenDialog4" text:continue-numbering="true" text:continue-list="list_FileOpenDialog3" text:style-name="Outline">
                    <text:list-item>
                        <text:list>
                            <text:list-item>
                                <text:h text:style-name="Heading_20_2" text:outline-level="2">Outputs</text:h>
                            </text:list-item>
                        </text:list>
                    </text:list-item>
                </text:list>

                
                            <text:list xml:id="list_FileOpenDialog11"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FileOpenDialog12" text:continue-numbering="true" text:style-name="Outline">
                                <text:list-item>
                                    <text:list>
                                        <text:list-item>
                                            <text:list>
                                                <text:list-item>
                                                    <text:h text:style-name="Heading_20_3" text:outline-level="3">
                                                        file_path
                                                        <text:s text:c="4"/>
                                                        <text:span text:style-name="T2">DATA(string) | MANDATORY</text:span>
                                                    </text:h>
                                                </text:list-item>
                                            </text:list>
                                        </text:list-item>
                                    </text:list>
                                </text:list-item>
                            </text:list>
                            <text:p text:style-name="Standard"><text:span>Output to which the set file path is s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